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914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9.66cm"/>
    </style:style>
    <style:style style:name="gr5" style:family="graphic" style:parent-style-name="standard">
      <style:graphic-properties draw:textarea-horizontal-align="justify" draw:textarea-vertical-align="middle" draw:auto-grow-height="false" fo:min-height="4.576cm" fo:min-width="18.042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2.29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6.104cm"/>
    </style:style>
    <style:style style:name="gr11" style:family="graphic" style:parent-style-name="standard">
      <style:graphic-properties draw:textarea-horizontal-align="justify" draw:textarea-vertical-align="middle" draw:auto-grow-height="false" fo:min-height="1.148cm" fo:min-width="2.04cm"/>
    </style:style>
    <style:style style:name="gr12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13" style:family="graphic" style:parent-style-name="standard">
      <style:graphic-properties draw:textarea-horizontal-align="justify" draw:textarea-vertical-align="middle" draw:auto-grow-height="false" fo:min-height="1.008cm" fo:min-width="2.91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Basic Arm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While we done have current sensor,</text:p>
            <text:p>We will start by implemeting software PWM through</text:p>
            <text:p>WiringPI, [@20/03/28]</text:p>
            <text:p>Later on, we will implement “stepping motor” block</text:p>
            <text:p>Which create a seperat thread, containg PWM and curring sens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5.08cm" svg:height="2.54cm" svg:x="5.588cm" svg:y="4.826cm">
          <text:p text:style-name="P2">Init ar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26cm" svg:height="1.524cm" svg:x="5.842cm" svg:y="1.778cm">
          <text:p text:style-name="P2">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5.08cm" svg:height="2.54cm" svg:x="15.748cm" svg:y="5.334cm">
          <text:p text:style-name="P2">Move to <text:line-break/>loca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26cm" svg:height="1.524cm" svg:x="5.842cm" svg:y="8.89cm">
          <text:p text:style-name="P2">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826cm" svg:height="1.524cm" svg:x="15.748cm" svg:y="1.778cm">
          <text:p text:style-name="P2">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826cm" svg:height="1.524cm" svg:x="15.748cm" svg:y="9.398cm">
          <text:p text:style-name="P2">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4" draw:text-style-name="P2" draw:layer="layout" svg:width="10.16cm" svg:height="1.524cm" svg:x="12.7cm" svg:y="2.032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8.542cm" svg:height="4.826cm" svg:x="8.128cm" svg:y="6.096cm">
          <text:p text:style-name="P2">Robot Arm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524cm" svg:x="8.128cm" svg:y="11.43cm">
          <text:p text:style-name="P2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524cm" svg:x="11.176cm" svg:y="11.43cm">
          <text:p text:style-name="P2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524cm" svg:x="14.224cm" svg:y="11.43cm">
          <text:p text:style-name="P2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524cm" svg:x="8.128cm" svg:y="13.208cm">
          <text:p text:style-name="P2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524cm" svg:x="11.176cm" svg:y="13.208cm">
          <text:p text:style-name="P2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524cm" svg:x="14.224cm" svg:y="13.208cm">
          <text:p text:style-name="P2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826cm" svg:height="0.962cm" svg:x="1.016cm" svg:y="1.016cm">
          <draw:text-box>
            <text:p>ITR : 1</text:p>
          </draw:text-box>
        </draw:frame>
        <draw:frame draw:style-name="gr8" draw:text-style-name="P3" draw:layer="layout" svg:width="5.574cm" svg:height="2.384cm" svg:x="1.016cm" svg:y="3.302cm">
          <draw:text-box>
            <text:p>EZ CLAP MODE::<text:line-break/>no current sensor<text:line-break/>using arduino api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" draw:text-style-name="P2" draw:layer="layout" svg:width="10.16cm" svg:height="1.524cm" svg:x="12.446cm" svg:y="3.048cm">
          <text:p text:style-name="P2">Supervis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8.542cm" svg:height="4.826cm" svg:x="8.128cm" svg:y="6.096cm">
          <text:p text:style-name="P2">Robot Arm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34cm" svg:height="1.778cm" svg:x="8.128cm" svg:y="11.43cm">
          <text:p text:style-name="P2">Stepping<text:line-break/>moto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34cm" svg:height="1.778cm" svg:x="8.128cm" svg:y="13.716cm">
          <text:p text:style-name="P2">Stepping<text:line-break/>moto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34cm" svg:height="1.778cm" svg:x="14.986cm" svg:y="11.43cm">
          <text:p text:style-name="P2">Stepping<text:line-break/>moto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34cm" svg:height="1.778cm" svg:x="21.336cm" svg:y="11.43cm">
          <text:p text:style-name="P2">Stepping<text:line-break/>moto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34cm" svg:height="1.778cm" svg:x="14.986cm" svg:y="13.716cm">
          <text:p text:style-name="P2">Stepping<text:line-break/>moto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34cm" svg:height="1.778cm" svg:x="21.336cm" svg:y="13.716cm">
          <text:p text:style-name="P2">Stepping<text:line-break/>motor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826cm" svg:height="0.962cm" svg:x="1.016cm" svg:y="1.016cm">
          <draw:text-box>
            <text:p>ITR : 2</text:p>
          </draw:text-box>
        </draw:frame>
        <draw:frame draw:style-name="gr8" draw:text-style-name="P3" draw:layer="layout" svg:width="6.137cm" svg:height="3.095cm" svg:x="1.524cm" svg:y="3.302cm">
          <draw:text-box>
            <text:p>Hardmode::<text:line-break/>homemade<text:line-break/>threads with pwm</text:p>
            <text:p>And current sensing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0" draw:text-style-name="P2" draw:layer="layout" svg:width="6.604cm" svg:height="2.54cm" svg:x="4.064cm" svg:y="3.556cm">
          <text:p text:style-name="P2">Stepping<text:line-break/>moto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524cm" svg:x="4.064cm" svg:y="6.858cm">
          <text:p text:style-name="P2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524cm" svg:x="7.874cm" svg:y="6.858cm">
          <text:p text:style-name="P2"><text:a xlink:href="../../../datasheet/acs712/0712.pdf" xlink:type="simple">ACS712</text:a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08cm" svg:height="2.794cm" svg:x="15.494cm" svg:y="3.81cm">
          <text:p text:style-name="P2">New<text:line-break/>posi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1" draw:id="id1" draw:layer="layout" svg:width="4.318cm" svg:height="2.032cm" svg:x="15.748cm" svg:y="7.874cm">
          <text:p text:style-name="P2">GoTo<text:line-break/>Position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826cm" svg:height="1.778cm" svg:x="15.494cm" svg:y="0.508cm">
          <text:p text:style-name="P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18.034cm" svg:y1="2.286cm" svg:x2="18.034cm" svg:y2="3.81cm">
          <text:p/>
        </draw:line>
        <draw:line draw:style-name="gr14" draw:text-style-name="P4" draw:layer="layout" svg:x1="18.034cm" svg:y1="6.604cm" svg:x2="18.034cm" svg:y2="7.874cm">
          <text:p/>
        </draw:line>
        <draw:custom-shape draw:style-name="gr13" draw:text-style-name="P2" xml:id="id3" draw:id="id3" draw:layer="layout" svg:width="4.826cm" svg:height="1.778cm" svg:x="12.954cm" svg:y="11.684cm">
          <text:p text:style-name="P2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2" draw:id="id2" draw:layer="layout" svg:width="4.826cm" svg:height="1.778cm" svg:x="20.066cm" svg:y="11.684cm">
          <text:p text:style-name="P2">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svg:x1="15.748cm" svg:y1="8.89cm" svg:x2="17.907cm" svg:y2="7.874cm" draw:start-shape="id1" draw:start-glue-point="3" draw:end-shape="id1" draw:end-glue-point="0" svg:d="M15748 8890h-501v-1517h2660v501" svg:viewBox="0 0 2661 1518">
          <text:p/>
        </draw:connector>
        <draw:frame draw:style-name="gr8" draw:text-style-name="P3" draw:layer="layout" svg:width="2.509cm" svg:height="0.962cm" svg:x="14.219cm" svg:y="6.411cm">
          <draw:text-box>
            <text:p>While()</text:p>
          </draw:text-box>
        </draw:frame>
        <draw:connector draw:style-name="gr15" draw:text-style-name="P2" draw:layer="layout" svg:x1="20.066cm" svg:y1="8.89cm" svg:x2="22.479cm" svg:y2="11.684cm" draw:start-shape="id1" draw:start-glue-point="1" draw:end-shape="id2" draw:end-glue-point="4" svg:d="M20066 8890h2413v2794" svg:viewBox="0 0 2414 2795">
          <text:p/>
        </draw:connector>
        <draw:frame draw:style-name="gr8" draw:text-style-name="P3" draw:layer="layout" svg:width="2.614cm" svg:height="2.384cm" svg:x="22.606cm" svg:y="7.522cm">
          <draw:text-box>
            <text:p>Current<text:line-break/>flag <text:line-break/>raised</text:p>
          </draw:text-box>
        </draw:frame>
        <draw:connector draw:style-name="gr15" draw:text-style-name="P2" draw:layer="layout" svg:x1="17.907cm" svg:y1="9.906cm" svg:x2="15.367cm" svg:y2="11.684cm" draw:start-shape="id1" draw:start-glue-point="2" draw:end-shape="id3" draw:end-glue-point="4" svg:d="M17907 9906v889h-2540v889" svg:viewBox="0 0 2541 1779">
          <text:p/>
        </draw:connector>
        <draw:frame draw:style-name="gr8" draw:text-style-name="P3" draw:layer="layout" svg:width="6.137cm" svg:height="3.095cm" svg:x="0.213cm" svg:y="0.254cm">
          <draw:text-box>
            <text:p>Hardmode::<text:line-break/>homemade<text:line-break/>threads with pwm</text:p>
            <text:p>And current sensing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4:30:12.588769657</meta:creation-date>
    <meta:generator>LibreOffice/6.0.7.3$Linux_X86_64 LibreOffice_project/00m0$Build-3</meta:generator>
    <dc:date>2020-03-28T14:51:45.155057839</dc:date>
    <meta:editing-duration>PT6M45S</meta:editing-duration>
    <meta:editing-cycles>6</meta:editing-cycles>
    <meta:document-statistic meta:object-count="75"/>
  </office:meta>
</office:document-meta>
</file>